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d9b6" officeooo:paragraph-rsid="001486c7"/>
    </style:style>
    <style:style style:name="P2" style:family="paragraph" style:parent-style-name="Standard">
      <style:text-properties officeooo:rsid="0012d9b6" officeooo:paragraph-rsid="0015149a"/>
    </style:style>
    <style:style style:name="P3" style:family="paragraph" style:parent-style-name="Standard">
      <style:text-properties officeooo:rsid="0012d9b6" officeooo:paragraph-rsid="00171487"/>
    </style:style>
    <style:style style:name="P4" style:family="paragraph" style:parent-style-name="Standard">
      <style:text-properties officeooo:rsid="0012d9b6" officeooo:paragraph-rsid="0017df8b"/>
    </style:style>
    <style:style style:name="P5" style:family="paragraph" style:parent-style-name="Standard">
      <style:text-properties officeooo:rsid="0012d9b6" officeooo:paragraph-rsid="001eea12"/>
    </style:style>
    <style:style style:name="P6" style:family="paragraph" style:parent-style-name="Standard">
      <style:text-properties style:text-underline-style="solid" style:text-underline-width="auto" style:text-underline-color="font-color" officeooo:rsid="00171487" officeooo:paragraph-rsid="00171487"/>
    </style:style>
    <style:style style:name="P7" style:family="paragraph" style:parent-style-name="Standard">
      <style:text-properties style:text-underline-style="solid" style:text-underline-width="auto" style:text-underline-color="font-color" officeooo:rsid="001a4256" officeooo:paragraph-rsid="001a4256"/>
    </style:style>
    <style:style style:name="P8" style:family="paragraph" style:parent-style-name="Standard">
      <style:text-properties style:text-underline-style="solid" style:text-underline-width="auto" style:text-underline-color="font-color" officeooo:rsid="001ac4a4" officeooo:paragraph-rsid="001ac4a4"/>
    </style:style>
    <style:style style:name="P9" style:family="paragraph" style:parent-style-name="Standard">
      <style:text-properties style:text-underline-style="solid" style:text-underline-width="auto" style:text-underline-color="font-color" officeooo:rsid="002bcf3c" officeooo:paragraph-rsid="002bcf3c"/>
    </style:style>
    <style:style style:name="P10" style:family="paragraph" style:parent-style-name="Standard">
      <style:text-properties officeooo:rsid="001486c7" officeooo:paragraph-rsid="001a9794"/>
    </style:style>
    <style:style style:name="P11" style:family="paragraph" style:parent-style-name="Standard">
      <style:text-properties officeooo:rsid="001486c7" officeooo:paragraph-rsid="002492f7"/>
    </style:style>
    <style:style style:name="P12" style:family="paragraph" style:parent-style-name="Standard">
      <style:text-properties officeooo:rsid="0028db5e" officeooo:paragraph-rsid="0028db5e"/>
    </style:style>
    <style:style style:name="P13" style:family="paragraph" style:parent-style-name="Standard">
      <style:text-properties officeooo:rsid="002978e2" officeooo:paragraph-rsid="002978e2"/>
    </style:style>
    <style:style style:name="P14" style:family="paragraph" style:parent-style-name="Standard">
      <style:text-properties officeooo:rsid="002b4787" officeooo:paragraph-rsid="002b4787"/>
    </style:style>
    <style:style style:name="P15" style:family="paragraph" style:parent-style-name="Standard">
      <style:text-properties officeooo:rsid="001486c7" officeooo:paragraph-rsid="002bcf3c"/>
    </style:style>
    <style:style style:name="P16" style:family="paragraph" style:parent-style-name="Standard">
      <style:text-properties style:text-underline-style="none" officeooo:rsid="0028db5e" officeooo:paragraph-rsid="001eea12"/>
    </style:style>
    <style:style style:name="P17" style:family="paragraph" style:parent-style-name="Standard">
      <style:text-properties style:text-underline-style="none" officeooo:rsid="0028db5e" officeooo:paragraph-rsid="0028db5e"/>
    </style:style>
    <style:style style:name="P18" style:family="paragraph" style:parent-style-name="Standard">
      <style:text-properties style:text-underline-style="none" officeooo:rsid="001c2e42" officeooo:paragraph-rsid="00246f87"/>
    </style:style>
    <style:style style:name="T1" style:family="text">
      <style:text-properties officeooo:rsid="001486c7"/>
    </style:style>
    <style:style style:name="T2" style:family="text">
      <style:text-properties officeooo:rsid="0015149a"/>
    </style:style>
    <style:style style:name="T3" style:family="text">
      <style:text-properties officeooo:rsid="00171487"/>
    </style:style>
    <style:style style:name="T4" style:family="text">
      <style:text-properties officeooo:rsid="001a4256"/>
    </style:style>
    <style:style style:name="T5" style:family="text">
      <style:text-properties officeooo:rsid="001a9794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6f70e"/>
    </style:style>
    <style:style style:name="T8" style:family="text">
      <style:text-properties style:text-underline-style="none" officeooo:rsid="0028db5e"/>
    </style:style>
    <style:style style:name="T9" style:family="text">
      <style:text-properties style:text-underline-style="none" officeooo:rsid="002b4787"/>
    </style:style>
    <style:style style:name="T10" style:family="text">
      <style:text-properties style:text-underline-style="none" officeooo:rsid="002bcf3c"/>
    </style:style>
    <style:style style:name="T11" style:family="text">
      <style:text-properties style:text-underline-style="none" officeooo:rsid="002dab2b"/>
    </style:style>
    <style:style style:name="T12" style:family="text">
      <style:text-properties style:text-underline-style="none" officeooo:rsid="002eed92"/>
    </style:style>
    <style:style style:name="T13" style:family="text">
      <style:text-properties officeooo:rsid="001eea12"/>
    </style:style>
    <style:style style:name="T14" style:family="text">
      <style:text-properties officeooo:rsid="00204570"/>
    </style:style>
    <style:style style:name="T15" style:family="text">
      <style:text-properties officeooo:rsid="00252b89"/>
    </style:style>
    <style:style style:name="T16" style:family="text">
      <style:text-properties officeooo:rsid="002f6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ratégie 1 :</text:p>
      <text:p text:style-name="P2"/>
      <text:p text:style-name="P2">Etape 1 : <text:span text:style-name="T15">J</text:span>ouer au centre au premier tour <text:span text:style-name="T3">quoi qu’il arrive.</text:span></text:p>
      <text:p text:style-name="P2"/>
      <text:p text:style-name="P3">Etape 2 : <text:span text:style-name="T15">V</text:span>érifie si le joueur adverse a <text:span text:style-name="T2">au moins </text:span>2 pions <text:span text:style-name="T2">alignés</text:span>, <text:span text:style-name="T1">si c’est le cas :</text:span></text:p>
      <text:p text:style-name="P3"/>
      <text:p text:style-name="P11">- <text:span text:style-name="T5">S</text:span>i les pions sont alignés diagonalement, l’ordinateur place un pion à une des extrémités de la diagonale d<text:span text:style-name="T5">es pions</text:span> <text:span text:style-name="T4">de manière aléatoire s’il y en a plusieurs, s’il ne peut pas intercepter la diagonale il passe à l’étape 3.</text:span></text:p>
      <text:p text:style-name="P11"/>
      <text:p text:style-name="P15">- Si les pions sont alignés verticalement, l’ordinateur place un pion à une des extrémités de la verticale autrement il vérifie si à gauche ou à droite des deux pions à une distance s’il y a un pion de l’autre joueur, dans ce cas-là il bloque l’alignement entre les deux pions et le pion. Aut<text:span text:style-name="T16">r</text:span>ement il place son pion de manière aléatoire à une des deux extrémités. S’il ne peut pas intercepter la verticale il passe à</text:p>
      <text:p text:style-name="P15">l’étape 3.</text:p>
      <text:p text:style-name="P10"/>
      <text:p text:style-name="P10">- <text:span text:style-name="T5">S</text:span>i les pions sont aligné<text:span text:style-name="T5">s horizontalement</text:span>, l’ordinateur place un <text:span text:style-name="T5">pion à l’</text:span>extrémité de l’<text:span text:style-name="T5">horizontale, s’il ne peut pas intercepter l’horizontale il passe à l’étape 3.</text:span></text:p>
      <text:p text:style-name="P10"/>
      <text:p text:style-name="P8"><text:span text:style-name="T6">Etape 3 : Autrement dans tous les autres cas, </text:span><text:span text:style-name="T10">il essayera de placer un pion étant adjacent à son dernier pion qu’il a joué en privilégiant les diagonales et jouera d’abord le plus à droite par convention.</text:span></text:p>
      <text:p text:style-name="P1"/>
      <text:p text:style-name="P9"><text:span text:style-name="T6">Etape4 : Autrement s’il ne peut pas joueur autour de son dernier pion il va utili</text:span><text:span text:style-name="T11">ser la stratégie naïve de placer un pion le plus au centre possible.</text:span></text:p>
      <text:p text:style-name="P1"/>
      <text:p text:style-name="P7">Stratégie 2 :</text:p>
      <text:p text:style-name="P1"/>
      <text:p text:style-name="P4">Etape 1 : <text:span text:style-name="T14">J</text:span>ouer au centre au premier tour <text:span text:style-name="T3">quoi qu’il arrive</text:span></text:p>
      <text:p text:style-name="P4"/>
      <text:p text:style-name="P5">Etape <text:span text:style-name="T13">2</text:span> : <text:span text:style-name="T7">Regarde le meilleur coup qu’il peut jouer. Pour cela il place un pion là où il y a le plus de ces pions alignés, </text:span><text:span text:style-name="T8">en comptant l’alignement pour chacun de ses propres pions </text:span><text:span text:style-name="T12">(en se basant sur le modèle de la fonction est vainqueur)</text:span><text:span text:style-name="T8">. Ainsi il jouera là où le nombre de points est le plus élevé.</text:span></text:p>
      <text:p text:style-name="P16"/>
      <text:p text:style-name="P14"><text:span text:style-name="T8">E</text:span><text:span text:style-name="T6">tape 3 : Si son meilleur coup à une valeur de 3 il jouera coûte que coûte ici en passant à l’étape 5</text:span></text:p>
      <text:p text:style-name="P16"/>
      <text:p text:style-name="P14"><text:span text:style-name="T8">E</text:span><text:span text:style-name="T6">tape 4 : Autrement il essaye de bloquer le joueur adverse s’il possède trois pions alignés (tout en privilégiant la droite).</text:span></text:p>
      <text:p text:style-name="P16"/>
      <text:p text:style-name="P12"><text:span text:style-name="T6">Etape </text:span><text:span text:style-name="T9">5</text:span><text:span text:style-name="T6"> : Une fois qu’il a déterminé l’endroit du meilleur coup il va privilégier jouer à droite de son pion, s’il ne peut pas jouer à droite il joue au-dessus si cela est cohérent avec le nombre de points, autrement il joue à gauche de son pion.</text:span></text:p>
      <text:p text:style-name="P17"/>
      <text:p text:style-name="P13"><text:span text:style-name="T6">Etape </text:span><text:span text:style-name="T9">6</text:span><text:span text:style-name="T6"> : Si pour une raison ou une autre il ne voit pas de meilleur coup, il va utiliser la stratégie naïve de se rapprocher un maximum du centre de la grille.</text:span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0:26:24.283607550</meta:creation-date>
    <dc:date>2022-12-03T23:25:30.014000000</dc:date>
    <meta:editing-duration>PT1H18M24S</meta:editing-duration>
    <meta:editing-cycles>2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6" meta:word-count="444" meta:character-count="2333" meta:non-whitespace-character-count="1905"/>
  </office:meta>
</office:document-meta>
</file>